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64in"/>
    </style:style>
    <style:style style:name="co2" style:family="table-column">
      <style:table-column-properties fo:break-before="auto" style:column-width="2.2654in"/>
    </style:style>
    <style:style style:name="co3" style:family="table-column">
      <style:table-column-properties fo:break-before="auto" style:column-width="2.5445in"/>
    </style:style>
    <style:style style:name="co4" style:family="table-column">
      <style:table-column-properties fo:break-before="auto" style:column-width="8.3228in"/>
    </style:style>
    <style:style style:name="co5" style:family="table-column">
      <style:table-column-properties fo:break-before="auto" style:column-width="2.5335in"/>
    </style:style>
    <style:style style:name="co6" style:family="table-column">
      <style:table-column-properties fo:break-before="auto" style:column-width="8.4736in"/>
    </style:style>
    <style:style style:name="co7" style:family="table-column">
      <style:table-column-properties fo:break-before="auto" style:column-width="8.3126in"/>
    </style:style>
    <style:style style:name="co8" style:family="table-column">
      <style:table-column-properties fo:break-before="auto" style:column-width="8.3984in"/>
    </style:style>
    <style:style style:name="co9" style:family="table-column">
      <style:table-column-properties fo:break-before="auto" style:column-width="8.6236in"/>
    </style:style>
    <style:style style:name="co10" style:family="table-column">
      <style:table-column-properties fo:break-before="auto" style:column-width="8.6126in"/>
    </style:style>
    <style:style style:name="co11" style:family="table-column">
      <style:table-column-properties fo:break-before="auto" style:column-width="8.6984in"/>
    </style:style>
    <style:style style:name="co12" style:family="table-column">
      <style:table-column-properties fo:break-before="auto" style:column-width="2.6945in"/>
    </style:style>
    <style:style style:name="co13" style:family="table-column">
      <style:table-column-properties fo:break-before="auto" style:column-width="10.1244in"/>
    </style:style>
    <style:style style:name="co14" style:family="table-column">
      <style:table-column-properties fo:break-before="auto" style:column-width="10.0071in"/>
    </style:style>
    <style:style style:name="co15" style:family="table-column">
      <style:table-column-properties fo:break-before="auto" style:column-width="10.1992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grouped_in_mode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office:value-type="string" calcext:value-type="string">
            <text:p>T(entropy,1,0.01,0.4)</text:p>
          </table:table-cell>
          <table:table-cell office:value-type="string" calcext:value-type="string">
            <text:p>RF(1,all,all)</text:p>
          </table:table-cell>
          <table:table-cell office:value-type="string" calcext:value-type="string">
            <text:p>RF(1,all,all)ÏÂ²</text:p>
          </table:table-cell>
          <table:table-cell office:value-type="string" calcext:value-type="string">
            <text:p>RF(1,all,sqrt)</text:p>
          </table:table-cell>
          <table:table-cell office:value-type="string" calcext:value-type="string">
            <text:p>RF(1,all,sqrt)ÏÂ²</text:p>
          </table:table-cell>
          <table:table-cell office:value-type="string" calcext:value-type="string">
            <text:p>RF(1,sqrt,all)</text:p>
          </table:table-cell>
          <table:table-cell office:value-type="string" calcext:value-type="string">
            <text:p>RF(1,sqrt,all)ÏÂ²</text:p>
          </table:table-cell>
          <table:table-cell office:value-type="string" calcext:value-type="string">
            <text:p>RF(1,sqrt,sqrt)</text:p>
          </table:table-cell>
          <table:table-cell office:value-type="string" calcext:value-type="string">
            <text:p>RF(1,sqrt,sqrt)ÏÂ²</text:p>
          </table:table-cell>
          <table:table-cell office:value-type="string" calcext:value-type="string">
            <text:p>RF(50,all,all)</text:p>
          </table:table-cell>
          <table:table-cell office:value-type="string" calcext:value-type="string">
            <text:p>RF(50,all,all)ÏÂ²</text:p>
          </table:table-cell>
          <table:table-cell office:value-type="string" calcext:value-type="string">
            <text:p>RF(50,all,sqrt)</text:p>
          </table:table-cell>
          <table:table-cell office:value-type="string" calcext:value-type="string">
            <text:p>RF(50,all,sqrt)ÏÂ²</text:p>
          </table:table-cell>
          <table:table-cell office:value-type="string" calcext:value-type="string">
            <text:p>RF(50,sqrt,all)</text:p>
          </table:table-cell>
          <table:table-cell office:value-type="string" calcext:value-type="string">
            <text:p>RF(50,sqrt,all)ÏÂ²</text:p>
          </table:table-cell>
          <table:table-cell office:value-type="string" calcext:value-type="string">
            <text:p>RF(50,sqrt,sqrt)</text:p>
          </table:table-cell>
          <table:table-cell office:value-type="string" calcext:value-type="string">
            <text:p>RF(50,sqrt,sqrt)ÏÂ²</text:p>
          </table:table-cell>
          <table:table-cell office:value-type="string" calcext:value-type="string">
            <text:p>RF(100,all,all)</text:p>
          </table:table-cell>
          <table:table-cell office:value-type="string" calcext:value-type="string">
            <text:p>RF(100,all,all)ÏÂ²</text:p>
          </table:table-cell>
          <table:table-cell office:value-type="string" calcext:value-type="string">
            <text:p>RF(100,all,sqrt)</text:p>
          </table:table-cell>
          <table:table-cell office:value-type="string" calcext:value-type="string">
            <text:p>RF(100,all,sqrt)ÏÂ²</text:p>
          </table:table-cell>
          <table:table-cell office:value-type="string" calcext:value-type="string">
            <text:p>RF(100,sqrt,all)</text:p>
          </table:table-cell>
          <table:table-cell office:value-type="string" calcext:value-type="string">
            <text:p>RF(100,sqrt,all)ÏÂ²</text:p>
          </table:table-cell>
          <table:table-cell office:value-type="string" calcext:value-type="string">
            <text:p>RF(100,sqrt,sqrt)</text:p>
          </table:table-cell>
          <table:table-cell office:value-type="string" calcext:value-type="string">
            <text:p>RF(100,sqrt,sqrt)ÏÂ²</text:p>
          </table:table-cell>
        </table:table-row>
        <table:table-row table:style-name="ro1">
          <table:table-cell office:value-type="string" calcext:value-type="string">
            <text:p>7933197233428195239,1,1,40,(30, 25, 15)</text:p>
          </table:table-cell>
          <table:table-cell office:value-type="string" calcext:value-type="string">
            <text:p>(14.29, 53.57, 60.71, 57.69, 57.14)</text:p>
          </table:table-cell>
          <table:table-cell office:value-type="string" calcext:value-type="string">
            <text:p>(12.86, 56.43, 56.43, 55.44, 56.43, 0.0)</text:p>
          </table:table-cell>
          <table:table-cell office:value-type="string" calcext:value-type="string">
            <text:p>(0.015688775510204072, 0.027040816326530614, 0.0034438775510204096, 0.0044467473890978364, 0.003922193877551018, 0.0)</text:p>
          </table:table-cell>
          <table:table-cell office:value-type="string" calcext:value-type="string">
            <text:p>(15.0, 65.71, 49.29, 56.44, 57.5, 0.0)</text:p>
          </table:table-cell>
          <table:table-cell office:value-type="string" calcext:value-type="string">
            <text:p>(0.005994897959183669, 0.0029336734693877573, 0.0021683673469387738, 0.001191686945176553, 0.001498724489795917, 0.0)</text:p>
          </table:table-cell>
          <table:table-cell office:value-type="string" calcext:value-type="string">
            <text:p>(25.0, 63.57, 61.43, 62.3, 62.5, 0.0)</text:p>
          </table:table-cell>
          <table:table-cell office:value-type="string" calcext:value-type="string">
            <text:p>(0.010841836734693876, 0.012372448979591838, 0.006632653061224493, 0.00216549465644246, 0.002710459183673469, 0.0)</text:p>
          </table:table-cell>
          <table:table-cell office:value-type="string" calcext:value-type="string">
            <text:p>(17.86, 55.0, 62.86, 59.11, 58.93, 0.0)</text:p>
          </table:table-cell>
          <table:table-cell office:value-type="string" calcext:value-type="string">
            <text:p>(0.02232142857142856, 0.02334183673469388, 0.004209183673469391, 0.005875440870065005, 0.00558035714285714, 0.0)</text:p>
          </table:table-cell>
          <table:table-cell office:value-type="string" calcext:value-type="string">
            <text:p>(33.57, 67.14, 66.43, 66.61, 66.79, 0.0)</text:p>
          </table:table-cell>
          <table:table-cell office:value-type="string" calcext:value-type="string">
            <text:p>(0.0035714285714285696, 0.0028061224489795925, 0.0003826530612244895, 0.0005286363164477906, 0.0008928571428571422, 0.0)</text:p>
          </table:table-cell>
          <table:table-cell office:value-type="string" calcext:value-type="string">
            <text:p>(30.0, 62.86, 67.14, 65.69, 65.0, 0.0)</text:p>
          </table:table-cell>
          <table:table-cell office:value-type="string" calcext:value-type="string">
            <text:p>(0.0010204081632653043, 0.0016581632653061252, 0.0008928571428571421, 0.0002786966169741777, 0.0002551020408163261, 0.0)</text:p>
          </table:table-cell>
          <table:table-cell office:value-type="string" calcext:value-type="string">
            <text:p>(35.71, 68.57, 67.14, 67.62, 67.86, 0.0)</text:p>
          </table:table-cell>
          <table:table-cell office:value-type="string" calcext:value-type="string">
            <text:p>(0.0019132653061224433, 0.0021683673469387738, 0.0008928571428571421, 0.00038983721957381304, 0.0004783163265306108, 0.0)</text:p>
          </table:table-cell>
          <table:table-cell office:value-type="string" calcext:value-type="string">
            <text:p>(31.43, 65.0, 66.43, 65.93, 65.71, 0.0)</text:p>
          </table:table-cell>
          <table:table-cell office:value-type="string" calcext:value-type="string">
            <text:p>(0.0015306122448979604, 0.0015306122448979604, 0.00038265306122448945, 0.00027434842249656984, 0.0003826530612244901, 0.0)</text:p>
          </table:table-cell>
          <table:table-cell office:value-type="string" calcext:value-type="string">
            <text:p>(32.86, 66.43, 66.43, 66.6, 66.43, 24.87)</text:p>
          </table:table-cell>
          <table:table-cell office:value-type="string" calcext:value-type="string">
            <text:p>(0.0021683673469387703, 0.0003826530612244895, 0.002933673469387756, 0.0011984948811074167, 0.0005420918367346927, 0.00015075573654945487)</text:p>
          </table:table-cell>
          <table:table-cell office:value-type="string" calcext:value-type="string">
            <text:p>(30.0, 62.14, 67.86, 65.97, 65.0, 27.26)</text:p>
          </table:table-cell>
          <table:table-cell office:value-type="string" calcext:value-type="string">
            <text:p>(0.00038265306122448707, 0.0016581632653061256, 0.0012755102040816315, 0.00019976811841703195, 9.566326530612177e-5, 0.00016250293680006314)</text:p>
          </table:table-cell>
          <table:table-cell table:style-name="ce1" office:value-type="string" calcext:value-type="string">
            <text:p>(38.57, 67.86, 70.71, 69.85, 69.29, 25.58)</text:p>
          </table:table-cell>
          <table:table-cell table:style-name="ce1" office:value-type="string" calcext:value-type="string">
            <text:p>(0.0008928571428571412, 0.0012755102040816315, 0.00025510204081632634, 0.00010779402737248924, 0.0002232142857142853, 0.00026822773905552436)</text:p>
          </table:table-cell>
          <table:table-cell office:value-type="string" calcext:value-type="string">
            <text:p>(35.0, 65.0, 70.0, 68.41, 67.5, 24.87)</text:p>
          </table:table-cell>
          <table:table-cell office:value-type="string" calcext:value-type="string">
            <text:p>(0.0015306122448979554, 0.0015306122448979602, 0.0003826530612244895, 0.00028706316093126647, 0.00038265306122448885, 0.00020949173780248945)</text:p>
          </table:table-cell>
        </table:table-row>
        <table:table-row table:style-name="ro1">
          <table:table-cell office:value-type="string" calcext:value-type="string">
            <text:p>7933197233428195239,1,1,60,(30, 75, 50)</text:p>
          </table:table-cell>
          <table:table-cell office:value-type="string" calcext:value-type="string">
            <text:p>(0.0, 64.29, 35.71, 50.0, 50.0)</text:p>
          </table:table-cell>
          <table:table-cell office:value-type="string" calcext:value-type="string">
            <text:p>(17.86, 64.29, 53.57, 57.97, 58.93, 0.0)</text:p>
          </table:table-cell>
          <table:table-cell office:value-type="string" calcext:value-type="string">
            <text:p>(0.007653061224489789, 0.012755102040816329, 0.0051020408163265285, 0.001328239699695565, 0.0019132653061224472, 0.0)</text:p>
          </table:table-cell>
          <table:table-cell office:value-type="string" calcext:value-type="string">
            <text:p>(11.43, 54.29, 57.14, 56.26, 55.71, 0.0)</text:p>
          </table:table-cell>
          <table:table-cell office:value-type="string" calcext:value-type="string">
            <text:p>(0.005357142857142859, 0.0015306122448979578, 0.00892857142857143, 0.001767042276210135, 0.0013392857142857147, 0.0)</text:p>
          </table:table-cell>
          <table:table-cell office:value-type="string" calcext:value-type="string">
            <text:p>(20.0, 60.71, 59.29, 60.1, 60.0, 0.0)</text:p>
          </table:table-cell>
          <table:table-cell office:value-type="string" calcext:value-type="string">
            <text:p>(0.004209183673469395, 0.010841836734693884, 0.009948979591836738, 0.001263708183222429, 0.0010522959183673487, 0.0)</text:p>
          </table:table-cell>
          <table:table-cell office:value-type="string" calcext:value-type="string">
            <text:p>(18.57, 60.71, 57.86, 58.86, 59.29, 0.0)</text:p>
          </table:table-cell>
          <table:table-cell office:value-type="string" calcext:value-type="string">
            <text:p>(0.014285714285714278, 0.007015306122448983, 0.002168367346938777, 0.0031248940200263127, 0.0035714285714285696, 0.0)</text:p>
          </table:table-cell>
          <table:table-cell office:value-type="string" calcext:value-type="string">
            <text:p>(30.71, 64.29, 66.43, 65.69, 65.36, 0.0)</text:p>
          </table:table-cell>
          <table:table-cell office:value-type="string" calcext:value-type="string">
            <text:p>(0.0010204081632653045, 0.0012755102040816354, 0.0003826530612244895, 0.00017212015356558093, 0.0002551020408163261, 0.0)</text:p>
          </table:table-cell>
          <table:table-cell office:value-type="string" calcext:value-type="string">
            <text:p>(30.71, 65.71, 65.0, 65.18, 65.36, 0.0)</text:p>
          </table:table-cell>
          <table:table-cell office:value-type="string" calcext:value-type="string">
            <text:p>(0.00229591836734694, 0.0035714285714285735, 0.00025510204081632634, 0.00018530612244897857, 0.0005739795918367351, 0.0)</text:p>
          </table:table-cell>
          <table:table-cell office:value-type="string" calcext:value-type="string">
            <text:p>(30.71, 62.14, 68.57, 66.44, 65.36, 0.0)</text:p>
          </table:table-cell>
          <table:table-cell office:value-type="string" calcext:value-type="string">
            <text:p>(0.0010204081632653051, 0.0016581632653061254, 0.0008928571428571422, 0.0002930902364909506, 0.00025510204081632634, 0.0)</text:p>
          </table:table-cell>
          <table:table-cell office:value-type="string" calcext:value-type="string">
            <text:p>(27.86, 62.14, 65.71, 64.43, 63.93, 0.0)</text:p>
          </table:table-cell>
          <table:table-cell office:value-type="string" calcext:value-type="string">
            <text:p>(0.0021683673469387785, 0.002933673469387759, 0.001020408163265308, 0.000386749531088156, 0.0005420918367346945, 0.0)</text:p>
          </table:table-cell>
          <table:table-cell office:value-type="string" calcext:value-type="string">
            <text:p>(27.14, 60.0, 67.14, 64.66, 63.57, 28.32)</text:p>
          </table:table-cell>
          <table:table-cell office:value-type="string" calcext:value-type="string">
            <text:p>(0.001020408163265306, 0.00025510204081632634, 0.0008928571428571421, 0.0004469028660481657, 0.0002551020408163265, 9.789333542172478e-5)</text:p>
          </table:table-cell>
          <table:table-cell office:value-type="string" calcext:value-type="string">
            <text:p>(27.14, 63.57, 63.57, 63.55, 63.57, 27.96)</text:p>
          </table:table-cell>
          <table:table-cell office:value-type="string" calcext:value-type="string">
            <text:p>(0.0016581632653061256, 0.0008928571428571452, 0.00025510204081632785, 0.0003334606744348241, 0.0004145408163265314, 4.307306758555891e-5)</text:p>
          </table:table-cell>
          <table:table-cell office:value-type="string" calcext:value-type="string">
            <text:p>(30.0, 60.71, 69.29, 66.45, 65.0, 28.67)</text:p>
          </table:table-cell>
          <table:table-cell office:value-type="string" calcext:value-type="string">
            <text:p>(0.0016581632653061224, 0.0006377551020408177, 0.0010204081632653053, 0.0006883267587113745, 0.0004145408163265306, 0.0004444357428146305)</text:p>
          </table:table-cell>
          <table:table-cell office:value-type="string" calcext:value-type="string">
            <text:p>(30.0, 60.0, 70.0, 66.72, 65.0, 30.62)</text:p>
          </table:table-cell>
          <table:table-cell office:value-type="string" calcext:value-type="string">
            <text:p>(0.0016581632653061226, 0.00025510204081632634, 0.0010204081632653053, 0.0007380703484549646, 0.00041454081632653065, 0.0011198997572245278)</text:p>
          </table:table-cell>
        </table:table-row>
        <table:table-row table:style-name="ro1">
          <table:table-cell office:value-type="string" calcext:value-type="string">
            <text:p>7933197233428195239,1,1,60,(30, 45, 30)</text:p>
          </table:table-cell>
          <table:table-cell office:value-type="string" calcext:value-type="string">
            <text:p>(25.0, 71.43, 53.57, 60.61, 62.5)</text:p>
          </table:table-cell>
          <table:table-cell office:value-type="string" calcext:value-type="string">
            <text:p>(27.86, 65.71, 62.14, 63.59, 63.93, 0.0)</text:p>
          </table:table-cell>
          <table:table-cell office:value-type="string" calcext:value-type="string">
            <text:p>(0.004081632653061233, 0.0016581632653061237, 0.003571428571428575, 0.00144696098155154, 0.0010204081632653082, 0.0)</text:p>
          </table:table-cell>
          <table:table-cell office:value-type="string" calcext:value-type="string">
            <text:p>(17.86, 62.14, 55.71, 58.3, 58.93, 0.0)</text:p>
          </table:table-cell>
          <table:table-cell office:value-type="string" calcext:value-type="string">
            <text:p>(0.0057397959183673455, 0.004209183673469391, 0.0010204081632653051, 0.0010964823188512897, 0.0014349489795918366, 0.0)</text:p>
          </table:table-cell>
          <table:table-cell office:value-type="string" calcext:value-type="string">
            <text:p>(27.86, 65.71, 62.14, 63.42, 63.93, 0.0)</text:p>
          </table:table-cell>
          <table:table-cell office:value-type="string" calcext:value-type="string">
            <text:p>(0.013647959183673458, 0.005484693877551024, 0.0035714285714285752, 0.003070730862526504, 0.0034119897959183645, 0.0)</text:p>
          </table:table-cell>
          <table:table-cell office:value-type="string" calcext:value-type="string">
            <text:p>(22.86, 67.14, 55.71, 60.58, 61.43, 0.0)</text:p>
          </table:table-cell>
          <table:table-cell office:value-type="string" calcext:value-type="string">
            <text:p>(0.013137755102040821, 0.004719387755102042, 0.011224489795918368, 0.0033398350533926447, 0.0032844387755102053, 0.0)</text:p>
          </table:table-cell>
          <table:table-cell office:value-type="string" calcext:value-type="string">
            <text:p>(30.71, 66.43, 64.29, 64.99, 65.36, 0.0)</text:p>
          </table:table-cell>
          <table:table-cell office:value-type="string" calcext:value-type="string">
            <text:p>(0.0016581632653061226, 0.0016581632653061241, 0.0, 0.0001993018891520919, 0.0004145408163265306, 0.0)</text:p>
          </table:table-cell>
          <table:table-cell office:value-type="string" calcext:value-type="string">
            <text:p>(29.29, 65.71, 63.57, 64.32, 64.64, 0.0)</text:p>
          </table:table-cell>
          <table:table-cell office:value-type="string" calcext:value-type="string">
            <text:p>(0.0015306122448979576, 0.001020408163265308, 0.0002551020408163279, 0.0002802203269019662, 0.0003826530612244895, 0.0)</text:p>
          </table:table-cell>
          <table:table-cell office:value-type="string" calcext:value-type="string">
            <text:p>(30.71, 64.29, 66.43, 65.68, 65.36, 0.0)</text:p>
          </table:table-cell>
          <table:table-cell office:value-type="string" calcext:value-type="string">
            <text:p>(0.0016581632653061226, 0.0012755102040816354, 0.0003826530612244895, 0.00033023672432442626, 0.00041454081632653065, 0.0)</text:p>
          </table:table-cell>
          <table:table-cell office:value-type="string" calcext:value-type="string">
            <text:p>(30.71, 66.43, 64.29, 65.01, 65.36, 0.0)</text:p>
          </table:table-cell>
          <table:table-cell office:value-type="string" calcext:value-type="string">
            <text:p>(0.0010204081632653045, 0.0010204081632653053, 0.0, 0.00011438979079542947, 0.0002551020408163261, 0.0)</text:p>
          </table:table-cell>
          <table:table-cell office:value-type="string" calcext:value-type="string">
            <text:p>(30.71, 65.71, 65.0, 65.18, 65.36, 27.52)</text:p>
          </table:table-cell>
          <table:table-cell office:value-type="string" calcext:value-type="string">
            <text:p>(0.0029336734693877504, 0.0035714285714285744, 0.00025510204081632634, 0.00031085253619325936, 0.0007334183673469376, 0.00020949173780249105)</text:p>
          </table:table-cell>
          <table:table-cell office:value-type="string" calcext:value-type="string">
            <text:p>(28.57, 64.29, 64.29, 64.27, 64.29, 28.5)</text:p>
          </table:table-cell>
          <table:table-cell office:value-type="string" calcext:value-type="string">
            <text:p>(0.0006377551020408157, 0.0006377551020408177, 0.0, 8.161664180261314e-5, 0.00015943877551020393, 0.00020166027096875307)</text:p>
          </table:table-cell>
          <table:table-cell office:value-type="string" calcext:value-type="string">
            <text:p>(27.86, 62.14, 65.71, 64.45, 63.93, 27.96)</text:p>
          </table:table-cell>
          <table:table-cell office:value-type="string" calcext:value-type="string">
            <text:p>(0.0008928571428571428, 0.0003826530612244919, 0.00038265306122448945, 0.0002559157931563297, 0.0002232142857142857, 0.00020949173780249108)</text:p>
          </table:table-cell>
          <table:table-cell office:value-type="string" calcext:value-type="string">
            <text:p>(26.43, 62.14, 64.29, 63.49, 63.21, 27.26)</text:p>
          </table:table-cell>
          <table:table-cell office:value-type="string" calcext:value-type="string">
            <text:p>(0.00038265306122449184, 0.00038265306122449184, 0.0, 5.2490131855211436e-5, 9.566326530612296e-5, 0.00017229227034223563)</text:p>
          </table:table-cell>
        </table:table-row>
        <table:table-row table:style-name="ro1">
          <table:table-cell office:value-type="string" calcext:value-type="string">
            <text:p>7933197233428195239,1,2,20,(30, 75, 50)</text:p>
          </table:table-cell>
          <table:table-cell office:value-type="string" calcext:value-type="string">
            <text:p>(25.0, 67.86, 57.14, 61.29, 62.5)</text:p>
          </table:table-cell>
          <table:table-cell office:value-type="string" calcext:value-type="string">
            <text:p>(30.0, 69.29, 60.71, 63.92, 65.0, 0.0)</text:p>
          </table:table-cell>
          <table:table-cell office:value-type="string" calcext:value-type="string">
            <text:p>(0.004209183673469387, 0.00739795918367347, 0.004464285714285716, 0.0008863844491092627, 0.001052295918367347, 0.0)</text:p>
          </table:table-cell>
          <table:table-cell office:value-type="string" calcext:value-type="string">
            <text:p>(22.14, 62.86, 59.29, 60.45, 61.07, 0.0)</text:p>
          </table:table-cell>
          <table:table-cell office:value-type="string" calcext:value-type="string">
            <text:p>(0.03022959183673469, 0.024617346938775514, 0.008673469387755102, 0.007020056242799473, 0.007557397959183673, 0.0)</text:p>
          </table:table-cell>
          <table:table-cell office:value-type="string" calcext:value-type="string">
            <text:p>(28.57, 64.29, 64.29, 64.43, 64.29, 0.0)</text:p>
          </table:table-cell>
          <table:table-cell office:value-type="string" calcext:value-type="string">
            <text:p>(0.006377551020408157, 0.005739795918367349, 0.005102040816326534, 0.0015657248674214755, 0.0015943877551020393, 0.0)</text:p>
          </table:table-cell>
          <table:table-cell office:value-type="string" calcext:value-type="string">
            <text:p>(30.71, 67.86, 62.86, 64.24, 65.36, 0.0)</text:p>
          </table:table-cell>
          <table:table-cell office:value-type="string" calcext:value-type="string">
            <text:p>(0.020790816326530612, 0.019770408163265304, 0.003571428571428575, 0.0038594470318859863, 0.005197704081632653, 0.0)</text:p>
          </table:table-cell>
          <table:table-cell table:style-name="ce1" office:value-type="string" calcext:value-type="string">
            <text:p>(49.29, 84.29, 65.0, 70.66, 74.64, 0.0)</text:p>
          </table:table-cell>
          <table:table-cell table:style-name="ce1" office:value-type="string" calcext:value-type="string">
            <text:p>(0.005357142857142854, 0.0029336734693877573, 0.0015306122448979602, 0.0008732356837925927, 0.0013392857142857134, 0.0)</text:p>
          </table:table-cell>
          <table:table-cell office:value-type="string" calcext:value-type="string">
            <text:p>(42.14, 77.86, 64.29, 68.58, 71.07, 0.0)</text:p>
          </table:table-cell>
          <table:table-cell office:value-type="string" calcext:value-type="string">
            <text:p>(0.004719387755102041, 0.0034438775510204052, 0.0019132653061224513, 0.0007971290246200027, 0.0011798469387755105, 0.0)</text:p>
          </table:table-cell>
          <table:table-cell office:value-type="string" calcext:value-type="string">
            <text:p>(47.14, 80.71, 66.43, 70.6, 73.57, 0.0)</text:p>
          </table:table-cell>
          <table:table-cell office:value-type="string" calcext:value-type="string">
            <text:p>(0.0021683673469387772, 0.002933673469387753, 0.0003826530612244895, 0.00015152150635006905, 0.0005420918367346944, 0.0)</text:p>
          </table:table-cell>
          <table:table-cell office:value-type="string" calcext:value-type="string">
            <text:p>(45.71, 78.57, 67.14, 70.53, 72.86, 0.0)</text:p>
          </table:table-cell>
          <table:table-cell office:value-type="string" calcext:value-type="string">
            <text:p>(0.002168367346938777, 0.0006377551020408157, 0.000892857142857142, 0.000520023991212857, 0.0005420918367346942, 0.0)</text:p>
          </table:table-cell>
          <table:table-cell table:style-name="ce1" office:value-type="string" calcext:value-type="string">
            <text:p>(51.43, 83.57, 67.86, 72.25, 75.71, 29.47)</text:p>
          </table:table-cell>
          <table:table-cell table:style-name="ce1" office:value-type="string" calcext:value-type="string">
            <text:p>(0.00038265306122449184, 0.0003826530612244895, 0.0006377551020408157, 0.00017619662807985336, 9.566326530612296e-5, 0.0001331349361735457)</text:p>
          </table:table-cell>
          <table:table-cell office:value-type="string" calcext:value-type="string">
            <text:p>(45.0, 77.86, 67.14, 70.31, 72.5, 27.26)</text:p>
          </table:table-cell>
          <table:table-cell office:value-type="string" calcext:value-type="string">
            <text:p>(0.0010204081632653053, 0.001530612244897958, 0.00025510204081632634, 8.703160059185231e-5, 0.00025510204081632634, 6.460960137833837e-5)</text:p>
          </table:table-cell>
          <table:table-cell table:style-name="ce1" office:value-type="string" calcext:value-type="string">
            <text:p>(49.29, 80.71, 68.57, 71.99, 74.64, 28.85)</text:p>
          </table:table-cell>
          <table:table-cell table:style-name="ce1" office:value-type="string" calcext:value-type="string">
            <text:p>(0.00025510204081632785, 0.00038265306122448945, 0.00025510204081632634, 7.222791290900628e-5, 6.377551020408196e-5, 1.370506695904147e-5)</text:p>
          </table:table-cell>
          <table:table-cell office:value-type="string" calcext:value-type="string">
            <text:p>(46.43, 78.57, 67.86, 70.99, 73.21, 27.17)</text:p>
          </table:table-cell>
          <table:table-cell office:value-type="string" calcext:value-type="string">
            <text:p>(0.0012755102040816315, 0.0006377551020408157, 0.0006377551020408157, 0.00030681292634986655, 0.00031887755102040787, 9.39776020048558e-5)</text:p>
          </table:table-cell>
        </table:table-row>
        <table:table-row table:style-name="ro1">
          <table:table-cell office:value-type="string" calcext:value-type="string">
            <text:p>7933197233428195239,1,2,20,(30, 45, 30)</text:p>
          </table:table-cell>
          <table:table-cell office:value-type="string" calcext:value-type="string">
            <text:p>(28.57, 60.71, 67.86, 65.38, 64.29)</text:p>
          </table:table-cell>
          <table:table-cell office:value-type="string" calcext:value-type="string">
            <text:p>(27.14, 65.0, 62.14, 63.82, 63.57, 0.0)</text:p>
          </table:table-cell>
          <table:table-cell office:value-type="string" calcext:value-type="string">
            <text:p>(0.026530612244897972, 0.010459183673469387, 0.017602040816326534, 0.0070592271532321695, 0.006632653061224493, 0.0)</text:p>
          </table:table-cell>
          <table:table-cell office:value-type="string" calcext:value-type="string">
            <text:p>(20.0, 60.0, 60.0, 60.14, 60.0, 0.0)</text:p>
          </table:table-cell>
          <table:table-cell office:value-type="string" calcext:value-type="string">
            <text:p>(0.010586734693877557, 0.007270408163265307, 0.007908163265306124, 0.0026164398012229165, 0.002646683673469389, 0.0)</text:p>
          </table:table-cell>
          <table:table-cell office:value-type="string" calcext:value-type="string">
            <text:p>(25.0, 64.29, 60.71, 61.94, 62.5, 0.0)</text:p>
          </table:table-cell>
          <table:table-cell office:value-type="string" calcext:value-type="string">
            <text:p>(0.010841836734693876, 0.007015306122448983, 0.001913265306122451, 0.00188636109577911, 0.002710459183673469, 0.0)</text:p>
          </table:table-cell>
          <table:table-cell office:value-type="string" calcext:value-type="string">
            <text:p>(15.71, 54.29, 61.43, 58.44, 57.86, 0.0)</text:p>
          </table:table-cell>
          <table:table-cell office:value-type="string" calcext:value-type="string">
            <text:p>(0.008673469387755109, 0.006632653061224493, 0.004081632653061228, 0.0027016282640658267, 0.0021683673469387772, 0.0)</text:p>
          </table:table-cell>
          <table:table-cell office:value-type="string" calcext:value-type="string">
            <text:p>(37.14, 71.43, 65.71, 67.58, 68.57, 0.0)</text:p>
          </table:table-cell>
          <table:table-cell office:value-type="string" calcext:value-type="string">
            <text:p>(0.0029336734693877504, 0.0012755102040816315, 0.001020408163265308, 0.0006478316552565236, 0.0007334183673469374, 0.0)</text:p>
          </table:table-cell>
          <table:table-cell office:value-type="string" calcext:value-type="string">
            <text:p>(40.0, 71.43, 68.57, 69.55, 70.0, 0.0)</text:p>
          </table:table-cell>
          <table:table-cell office:value-type="string" calcext:value-type="string">
            <text:p>(0.004081632653061218, 0.0031887755102040787, 0.0028061224489795934, 0.0011104855184918261, 0.0010204081632653047, 0.0)</text:p>
          </table:table-cell>
          <table:table-cell office:value-type="string" calcext:value-type="string">
            <text:p>(40.0, 72.14, 67.86, 69.32, 70.0, 0.0)</text:p>
          </table:table-cell>
          <table:table-cell office:value-type="string" calcext:value-type="string">
            <text:p>(0.0015306122448979556, 0.000892857142857142, 0.002551020408163263, 0.0008931311548184408, 0.00038265306122448885, 0.0)</text:p>
          </table:table-cell>
          <table:table-cell office:value-type="string" calcext:value-type="string">
            <text:p>(39.29, 74.29, 65.0, 68.03, 69.64, 0.0)</text:p>
          </table:table-cell>
          <table:table-cell office:value-type="string" calcext:value-type="string">
            <text:p>(0.0025510204081632673, 0.00025510204081632634, 0.0015306122448979626, 0.0007443499609781468, 0.0006377551020408167, 0.0)</text:p>
          </table:table-cell>
          <table:table-cell office:value-type="string" calcext:value-type="string">
            <text:p>(39.29, 74.29, 65.0, 67.95, 69.64, 27.43)</text:p>
          </table:table-cell>
          <table:table-cell office:value-type="string" calcext:value-type="string">
            <text:p>(0.004464285714285714, 0.0021683673469387738, 0.0008928571428571446, 0.0007479639718767025, 0.0011160714285714285, 6.852533479520736e-5)</text:p>
          </table:table-cell>
          <table:table-cell office:value-type="string" calcext:value-type="string">
            <text:p>(42.14, 72.86, 69.29, 70.35, 71.07, 29.03)</text:p>
          </table:table-cell>
          <table:table-cell office:value-type="string" calcext:value-type="string">
            <text:p>(0.0008928571428571429, 0.0010204081632653051, 0.0003826530612244895, 0.00016053623535897712, 0.0002232142857142857, 9.39776020048558e-5)</text:p>
          </table:table-cell>
          <table:table-cell office:value-type="string" calcext:value-type="string">
            <text:p>(41.43, 72.86, 68.57, 69.84, 70.71, 27.96)</text:p>
          </table:table-cell>
          <table:table-cell office:value-type="string" calcext:value-type="string">
            <text:p>(0.0016581632653061193, 0.001658163265306121, 0.00025510204081632634, 0.00021293329005925938, 0.00041454081632652984, 0.0002878064061398709)</text:p>
          </table:table-cell>
          <table:table-cell office:value-type="string" calcext:value-type="string">
            <text:p>(38.57, 74.29, 64.29, 67.56, 69.29, 27.26)</text:p>
          </table:table-cell>
          <table:table-cell office:value-type="string" calcext:value-type="string">
            <text:p>(0.0002551020408163247, 0.00025510204081632634, 0.0006377551020408177, 0.00014547379960245057, 6.377551020408118e-5, 0.00014292426971571821)</text:p>
          </table:table-cell>
        </table:table-row>
        <table:table-row table:style-name="ro1">
          <table:table-cell office:value-type="string" calcext:value-type="string">
            <text:p>7933197233428195239,1,2,40,(30, 75, 50)</text:p>
          </table:table-cell>
          <table:table-cell table:style-name="ce1" office:value-type="string" calcext:value-type="string">
            <text:p>(46.43, 75.0, 71.43, 72.41, 73.21)</text:p>
          </table:table-cell>
          <table:table-cell office:value-type="string" calcext:value-type="string">
            <text:p>(25.71, 65.71, 60.0, 61.93, 62.86, 0.0)</text:p>
          </table:table-cell>
          <table:table-cell office:value-type="string" calcext:value-type="string">
            <text:p>(0.011096938775510207, 0.018239795918367347, 0.0040816326530612275, 0.001587896133047645, 0.002774234693877552, 0.0)</text:p>
          </table:table-cell>
          <table:table-cell office:value-type="string" calcext:value-type="string">
            <text:p>(18.57, 58.57, 60.0, 59.76, 59.29, 0.0)</text:p>
          </table:table-cell>
          <table:table-cell office:value-type="string" calcext:value-type="string">
            <text:p>(0.025765306122448962, 0.004846938775510205, 0.011734693877551024, 0.007606130706350957, 0.006441326530612241, 0.0)</text:p>
          </table:table-cell>
          <table:table-cell office:value-type="string" calcext:value-type="string">
            <text:p>(27.86, 70.71, 57.14, 62.72, 63.93, 0.0)</text:p>
          </table:table-cell>
          <table:table-cell office:value-type="string" calcext:value-type="string">
            <text:p>(0.008545918367346939, 0.005994897959183674, 0.01275510204081633, 0.0025090850059790214, 0.0021364795918367347, 0.0)</text:p>
          </table:table-cell>
          <table:table-cell office:value-type="string" calcext:value-type="string">
            <text:p>(27.86, 65.0, 62.86, 63.6, 63.93, 0.0)</text:p>
          </table:table-cell>
          <table:table-cell office:value-type="string" calcext:value-type="string">
            <text:p>(0.013010204081632667, 0.0040816326530612275, 0.002933673469387758, 0.0030764247831514702, 0.0032525510204081663, 0.0)</text:p>
          </table:table-cell>
          <table:table-cell office:value-type="string" calcext:value-type="string">
            <text:p>(47.86, 79.29, 68.57, 71.62, 73.93, 0.0)</text:p>
          </table:table-cell>
          <table:table-cell office:value-type="string" calcext:value-type="string">
            <text:p>(0.0003826530612244918, 0.0002551020408163263, 0.00025510204081632634, 0.00010692077841368865, 9.566326530612295e-5, 0.0)</text:p>
          </table:table-cell>
          <table:table-cell office:value-type="string" calcext:value-type="string">
            <text:p>(48.57, 80.71, 67.86, 71.44, 74.29, 0.0)</text:p>
          </table:table-cell>
          <table:table-cell office:value-type="string" calcext:value-type="string">
            <text:p>(0.004209183673469388, 0.004209183673469389, 0.0, 0.0002598205236575092, 0.001052295918367347, 0.0)</text:p>
          </table:table-cell>
          <table:table-cell office:value-type="string" calcext:value-type="string">
            <text:p>(47.86, 80.0, 67.86, 71.31, 73.93, 0.0)</text:p>
          </table:table-cell>
          <table:table-cell office:value-type="string" calcext:value-type="string">
            <text:p>(0.0016581632653061259, 0.0016581632653061209, 0.0, 0.00010695595421866029, 0.00041454081632653146, 0.0)</text:p>
          </table:table-cell>
          <table:table-cell office:value-type="string" calcext:value-type="string">
            <text:p>(45.0, 77.86, 67.14, 70.29, 72.5, 0.0)</text:p>
          </table:table-cell>
          <table:table-cell office:value-type="string" calcext:value-type="string">
            <text:p>(0.0029336734693877504, 0.0015306122448979576, 0.00025510204081632634, 0.00042546916551046464, 0.0007334183673469376, 0.0)</text:p>
          </table:table-cell>
          <table:table-cell office:value-type="string" calcext:value-type="string">
            <text:p>(45.0, 77.14, 67.86, 70.62, 72.5, 29.82)</text:p>
          </table:table-cell>
          <table:table-cell office:value-type="string" calcext:value-type="string">
            <text:p>(0.0003826530612244871, 0.0003826530612244895, 0.0006377551020408157, 0.0001835210625203387, 9.566326530612177e-5, 4.50309342939934e-5)</text:p>
          </table:table-cell>
          <table:table-cell office:value-type="string" calcext:value-type="string">
            <text:p>(47.14, 79.29, 67.86, 71.14, 73.57, 27.96)</text:p>
          </table:table-cell>
          <table:table-cell office:value-type="string" calcext:value-type="string">
            <text:p>(0.0008928571428571428, 0.0008928571428571421, 0.0, 6.0983838449531926e-5, 0.0002232142857142857, 0.00012138773592293874)</text:p>
          </table:table-cell>
          <table:table-cell office:value-type="string" calcext:value-type="string">
            <text:p>(46.43, 77.86, 68.57, 71.24, 73.21, 27.43)</text:p>
          </table:table-cell>
          <table:table-cell office:value-type="string" calcext:value-type="string">
            <text:p>(0.0012755102040816315, 0.0008928571428571422, 0.00025510204081632634, 0.00019836198548965194, 0.00031887755102040787, 0.00020557600438562206)</text:p>
          </table:table-cell>
          <table:table-cell office:value-type="string" calcext:value-type="string">
            <text:p>(45.71, 77.86, 67.86, 70.71, 72.86, 28.32)</text:p>
          </table:table-cell>
          <table:table-cell office:value-type="string" calcext:value-type="string">
            <text:p>(0.0034438775510204044, 0.0034438775510204052, 0.0, 0.000274652370378432, 0.0008609693877551011, 0.0004111520087712441)</text:p>
          </table:table-cell>
        </table:table-row>
        <table:table-row table:style-name="ro1">
          <table:table-cell office:value-type="string" calcext:value-type="string">
            <text:p>7933197233428195239,1,2,40,(30, 45, 30)</text:p>
          </table:table-cell>
          <table:table-cell office:value-type="string" calcext:value-type="string">
            <text:p>(32.14, 64.29, 67.86, 66.67, 66.07)</text:p>
          </table:table-cell>
          <table:table-cell office:value-type="string" calcext:value-type="string">
            <text:p>(26.43, 66.43, 60.0, 62.29, 63.21, 0.0)</text:p>
          </table:table-cell>
          <table:table-cell office:value-type="string" calcext:value-type="string">
            <text:p>(0.008673469387755095, 0.01122448979591837, 0.002806122448979594, 0.0014627447211204199, 0.0021683673469387738, 0.0)</text:p>
          </table:table-cell>
          <table:table-cell office:value-type="string" calcext:value-type="string">
            <text:p>(19.29, 61.43, 57.86, 59.21, 59.64, 0.0)</text:p>
          </table:table-cell>
          <table:table-cell office:value-type="string" calcext:value-type="string">
            <text:p>(0.007397959183673478, 0.005994897959183677, 0.0021683673469387733, 0.0014335629251700662, 0.0018494897959183696, 0.0)</text:p>
          </table:table-cell>
          <table:table-cell office:value-type="string" calcext:value-type="string">
            <text:p>(21.43, 61.43, 60.0, 60.8, 60.71, 0.0)</text:p>
          </table:table-cell>
          <table:table-cell office:value-type="string" calcext:value-type="string">
            <text:p>(0.0235969387755102, 0.014285714285714284, 0.014923469387755106, 0.0060745802171100595, 0.005899234693877549, 0.0)</text:p>
          </table:table-cell>
          <table:table-cell office:value-type="string" calcext:value-type="string">
            <text:p>(20.71, 57.86, 62.86, 61.1, 60.36, 0.0)</text:p>
          </table:table-cell>
          <table:table-cell office:value-type="string" calcext:value-type="string">
            <text:p>(0.014923469387755099, 0.0021683673469387772, 0.006122448979591841, 0.004771501742051192, 0.003730867346938775, 0.0)</text:p>
          </table:table-cell>
          <table:table-cell office:value-type="string" calcext:value-type="string">
            <text:p>(47.86, 81.43, 66.43, 70.78, 73.93, 0.0)</text:p>
          </table:table-cell>
          <table:table-cell office:value-type="string" calcext:value-type="string">
            <text:p>(0.00229591836734694, 0.003443877551020405, 0.0003826530612244895, 0.0001270553919185569, 0.000573979591836735, 0.0)</text:p>
          </table:table-cell>
          <table:table-cell office:value-type="string" calcext:value-type="string">
            <text:p>(42.14, 77.86, 64.29, 68.54, 71.07, 0.0)</text:p>
          </table:table-cell>
          <table:table-cell office:value-type="string" calcext:value-type="string">
            <text:p>(0.0021683673469387785, 0.0034438775510204052, 0.0006377551020408177, 0.00016118609262507142, 0.0005420918367346946, 0.0)</text:p>
          </table:table-cell>
          <table:table-cell office:value-type="string" calcext:value-type="string">
            <text:p>(45.0, 78.57, 66.43, 70.04, 72.5, 0.0)</text:p>
          </table:table-cell>
          <table:table-cell office:value-type="string" calcext:value-type="string">
            <text:p>(0.00229591836734694, 0.002551020408163263, 0.0003826530612244895, 0.0002238020527654663, 0.000573979591836735, 0.0)</text:p>
          </table:table-cell>
          <table:table-cell office:value-type="string" calcext:value-type="string">
            <text:p>(39.29, 70.71, 68.57, 69.26, 69.64, 0.0)</text:p>
          </table:table-cell>
          <table:table-cell office:value-type="string" calcext:value-type="string">
            <text:p>(0.0006377551020408157, 0.0021683673469387738, 0.0008928571428571421, 0.00010431505004766578, 0.00015943877551020393, 0.0)</text:p>
          </table:table-cell>
          <table:table-cell office:value-type="string" calcext:value-type="string">
            <text:p>(48.57, 81.43, 67.14, 71.22, 74.29, 28.05)</text:p>
          </table:table-cell>
          <table:table-cell office:value-type="string" calcext:value-type="string">
            <text:p>(0.0022959183673469446, 0.0021683673469387738, 0.00025510204081632634, 0.00021038308541856, 0.0005739795918367362, 0.00019187093742658058)</text:p>
          </table:table-cell>
          <table:table-cell office:value-type="string" calcext:value-type="string">
            <text:p>(42.86, 76.43, 66.43, 69.47, 71.43, 27.7)</text:p>
          </table:table-cell>
          <table:table-cell office:value-type="string" calcext:value-type="string">
            <text:p>(0.0019132653061224513, 0.0010204081632653053, 0.0003826530612244895, 0.0003079555801248705, 0.00047831632653061283, 0.00019187093742658058)</text:p>
          </table:table-cell>
          <table:table-cell office:value-type="string" calcext:value-type="string">
            <text:p>(45.0, 76.43, 68.57, 70.79, 72.5, 26.11)</text:p>
          </table:table-cell>
          <table:table-cell office:value-type="string" calcext:value-type="string">
            <text:p>(0.004209183673469395, 0.0048469387755102, 0.00025510204081632634, 0.00029988676354549383, 0.0010522959183673487, 0.00013705066959041398)</text:p>
          </table:table-cell>
          <table:table-cell office:value-type="string" calcext:value-type="string">
            <text:p>(40.0, 71.43, 68.57, 69.44, 70.0, 27.96)</text:p>
          </table:table-cell>
          <table:table-cell office:value-type="string" calcext:value-type="string">
            <text:p>(0.0008928571428571429, 0.0012755102040816315, 0.00025510204081632634, 0.00010558374835281211, 0.0002232142857142857, 0.0005423290782363554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9T15:21:19.137107359</dc:date>
    <meta:editing-duration>PT26M9S</meta:editing-duration>
    <meta:editing-cycles>1</meta:editing-cycles>
    <meta:document-statistic meta:table-count="1" meta:cell-count="207" meta:object-count="0"/>
    <meta:generator>LibreOffice/6.4.6.2$Linux_X86_64 LibreOffice_project/40$Build-2</meta:generator>
  </office:meta>
</office:document-meta>
</file>